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2.8854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H SarabunPSK2" fo:font-size="16pt" fo:font-weight="normal" officeooo:rsid="00264f94" officeooo:paragraph-rsid="00264f94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2e296f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a1d39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b416f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300027" officeooo:paragraph-rsid="00300027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264f94" style:font-size-asian="18pt" style:font-weight-asian="bold" style:font-name-complex="TH SarabunPSK2" style:font-size-complex="18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2a31cd" style:font-size-asian="18pt" style:font-weight-asian="bold" style:font-name-complex="TH SarabunPSK2" style:font-size-complex="18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2e296f" style:font-size-asian="18pt" style:font-weight-asian="bold" style:font-name-complex="TH SarabunPSK2" style:font-size-complex="18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a1d39" style:font-size-asian="18pt" style:font-weight-asian="bold" style:font-name-complex="TH SarabunPSK2" style:font-size-complex="18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a8e6b" style:font-size-asian="18pt" style:font-weight-asian="bold" style:font-name-complex="TH SarabunPSK2" style:font-size-complex="18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b416f" style:font-size-asian="18pt" style:font-weight-asian="bold" style:font-name-complex="TH SarabunPSK2" style:font-size-complex="18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c2fac" style:font-size-asian="18pt" style:font-weight-asian="bold" style:font-name-complex="TH SarabunPSK2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H SarabunPSK2" fo:font-size="20pt" fo:font-weight="bold" officeooo:rsid="00264f94" officeooo:paragraph-rsid="00264f94" style:font-size-asian="20pt" style:font-weight-asian="bold" style:font-name-complex="TH SarabunPSK2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H SarabunPSK2" fo:font-size="20pt" fo:font-weight="normal" officeooo:rsid="00264f94" officeooo:paragraph-rsid="00264f94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c2fac" style:font-size-asian="16pt" style:font-weight-asian="normal" style:font-name-complex="TH SarabunPSK2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H SarabunPSK2" fo:font-size="16pt" fo:font-weight="normal" officeooo:rsid="00264f94" officeooo:paragraph-rsid="00264f94" style:font-size-asian="16pt" style:font-weight-asian="normal" style:font-name-complex="TH SarabunPSK2" style:font-size-complex="16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6beb90" style:font-size-asian="16pt" style:font-weight-asian="normal" style:font-name-complex="TH SarabunPSK2" style:font-size-complex="16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00027" style:font-size-asian="16pt" style:font-weight-asian="normal" style:font-name-complex="TH SarabunPSK2" style:font-size-complex="16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a1d39" style:font-size-asian="16pt" style:font-weight-asian="normal" style:font-name-complex="TH SarabunPSK2" style:font-size-complex="16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2e296f" style:font-size-asian="16pt" style:font-weight-asian="normal" style:font-name-complex="TH SarabunPSK2" style:font-size-complex="16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a8e6b" style:font-size-asian="16pt" style:font-weight-asian="normal" style:font-name-complex="TH SarabunPSK2" style:font-size-complex="16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6c9c1c" officeooo:paragraph-rsid="006c9c1c" style:font-size-asian="16pt" style:font-weight-asian="normal" style:font-name-complex="TH SarabunPSK2" style:font-size-complex="16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0d5d2" officeooo:paragraph-rsid="0070d5d2" style:font-size-asian="16pt" style:font-weight-asian="normal" style:font-name-complex="TH SarabunPSK2" style:font-size-complex="16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2a9d9" officeooo:paragraph-rsid="0072a9d9" style:font-size-asian="16pt" style:font-weight-asian="normal" style:font-name-complex="TH SarabunPSK2" style:font-size-complex="16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2a9d9" officeooo:paragraph-rsid="00757241" style:font-size-asian="16pt" style:font-weight-asian="normal" style:font-name-complex="TH SarabunPSK2" style:font-size-complex="16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3dbb9" officeooo:paragraph-rsid="0073dbb9" style:font-size-asian="16pt" style:font-weight-asian="normal" style:font-name-complex="TH SarabunPSK2" style:font-size-complex="16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3ff9f" officeooo:paragraph-rsid="0073ff9f" style:font-size-asian="16pt" style:font-weight-asian="normal" style:font-name-complex="TH SarabunPSK2" style:font-size-complex="16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3ff9f" officeooo:paragraph-rsid="00757241" style:font-size-asian="16pt" style:font-weight-asian="normal" style:font-name-complex="TH SarabunPSK2" style:font-size-complex="16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3ff9f" officeooo:paragraph-rsid="0075abd4" style:font-size-asian="16pt" style:font-weight-asian="normal" style:font-name-complex="TH SarabunPSK2" style:font-size-complex="16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57241" officeooo:paragraph-rsid="00757241" style:font-size-asian="16pt" style:font-weight-asian="normal" style:font-name-complex="TH SarabunPSK2" style:font-size-complex="16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7691de" officeooo:paragraph-rsid="007691de" style:font-size-asian="16pt" style:font-weight-asian="normal" style:font-name-complex="TH SarabunPSK2" style:font-size-complex="16pt" style:font-weight-complex="normal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start" style:justify-single-word="false"/>
      <style:text-properties officeooo:rsid="00788094" officeooo:paragraph-rsid="00788094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788094" officeooo:paragraph-rsid="00788094" style:font-weight-asian="bold" style:font-weight-complex="bold"/>
    </style:style>
    <style:style style:name="T1" style:family="text">
      <style:text-properties officeooo:rsid="002a31cd"/>
    </style:style>
    <style:style style:name="T2" style:family="text">
      <style:text-properties officeooo:rsid="00381f2a"/>
    </style:style>
    <style:style style:name="T3" style:family="text">
      <style:text-properties officeooo:rsid="003a1d39"/>
    </style:style>
    <style:style style:name="T4" style:family="text">
      <style:text-properties officeooo:rsid="003a8e6b"/>
    </style:style>
    <style:style style:name="T5" style:family="text">
      <style:text-properties officeooo:rsid="003b416f"/>
    </style:style>
    <style:style style:name="T6" style:family="text">
      <style:text-properties officeooo:rsid="003c2fac"/>
    </style:style>
    <style:style style:name="T7" style:family="text">
      <style:text-properties officeooo:rsid="00655bce"/>
    </style:style>
    <style:style style:name="T8" style:family="text">
      <style:text-properties officeooo:rsid="0065eeda"/>
    </style:style>
    <style:style style:name="T9" style:family="text">
      <style:text-properties officeooo:rsid="006892a3"/>
    </style:style>
    <style:style style:name="T10" style:family="text">
      <style:text-properties officeooo:rsid="00694789"/>
    </style:style>
    <style:style style:name="T11" style:family="text">
      <style:text-properties officeooo:rsid="006b6a42"/>
    </style:style>
    <style:style style:name="T12" style:family="text">
      <style:text-properties officeooo:rsid="006beb90"/>
    </style:style>
    <style:style style:name="T13" style:family="text">
      <style:text-properties officeooo:rsid="006c9c1c"/>
    </style:style>
    <style:style style:name="T14" style:family="text">
      <style:text-properties officeooo:rsid="006ff375"/>
    </style:style>
    <style:style style:name="T15" style:family="text">
      <style:text-properties officeooo:rsid="00718539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67327b" style:font-size-asian="18pt" style:font-weight-asian="bold" style:font-size-complex="18pt" style:font-weight-complex="bold"/>
    </style:style>
    <style:style style:name="T18" style:family="text">
      <style:text-properties fo:font-size="18pt" fo:font-weight="bold" officeooo:rsid="003a1d39" style:font-size-asian="18pt" style:font-weight-asian="bold" style:font-size-complex="18pt" style:font-weight-complex="bold"/>
    </style:style>
    <style:style style:name="T19" style:family="text">
      <style:text-properties officeooo:rsid="0072a9d9"/>
    </style:style>
    <style:style style:name="T20" style:family="text">
      <style:text-properties officeooo:rsid="007691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บทที่ <text:span text:style-name="T7">1</text:span></text:p>
      <text:p text:style-name="P16">บทนำ</text:p>
      <text:p text:style-name="P15"/>
      <text:p text:style-name="P7"><text:span text:style-name="T8">1</text:span>.1 <text:s text:c="2"/><text:span text:style-name="T8">ที่มาและความสำคัญของปัญหา</text:span></text:p>
      <text:p text:style-name="P2"><text:s text:c="9"/><text:span text:style-name="T11">ปัจจุบันการซื้อสินค้าออนไลน์เริ่มมากขึ้น เพราะความก้าวหน้าทางเทคโนโลยีสมาร์ทโฟน ซึ่งการซื้อสินค้าแต่ละครั้ง ผู้สั่งซื้อต้องค้นหาเลือกซื้อสินค้าตามที่ต้องการ อาจจะดูจากราคา โปรโมชั่น คุณภาพสินค้า หรือความน่าเชื่อถือของร้านจากเว็บไซด์ผู้ให้บริการ บางครั้งอาจจะต้องค้นหาจากเว็บไซด์หลายๆเว็บ เพื่อเปรียบเทียบราคา ให้ตรงกับความต้องการมากที่สุด</text:span></text:p>
      <text:p text:style-name="P2"><text:s text:c="9"/><text:span text:style-name="T11">ด้วยเหตุนี้ผู้จัดทำได้พัฒนาแอพพลิเคชั่นสินค้าลดราคา ซึ่งทำให้ผู้ใช้งานเลือกดูสินค้าที่ลดราคาจากเว็บไซด์ต่างๆที่ทางระบบได้กำหนดไว้ ทำให้ทราบถึงสินค้าแต่ละเว็บไซด์ว่าแตกต่างกันมากน้อยเพียงใด เพื่อเป็นข้อมูลในการตัดสินใจเลือกซื้อสินค้าลดราคาให้ตรงตามความต้องการมาก</text:span></text:p>
      <text:p text:style-name="P2"/>
      <text:p text:style-name="P8"><text:span text:style-name="T8">1</text:span>.<text:span text:style-name="T1">2</text:span> <text:s text:c="2"/><text:span text:style-name="T8">วัตถุประสงค์</text:span></text:p>
      <text:p text:style-name="P19"><text:s text:c="10"/><text:span text:style-name="T12">เพื่อให้่ผู้ใช้งานได้ค้นหาสินค้าลดราคาจากเว็บไซด์ต่างๆที่ทางพัฒนาได้จัดเตรียมไว้ รวมทั้งเปรียบเทียบราคาสินค้ากำหนดช่วงราคาสินค้า และเลือกซื้อสินค้าตามหมวดหมู่ เพื่อเป็นข้อมูลในการตัดสินใจในการเลือกซื้อสินค้าของผู้ใช้งาน</text:span></text:p>
      <text:p text:style-name="P19"><text:span text:style-name="T12"><text:s/></text:span></text:p>
      <text:p text:style-name="P9"><text:span text:style-name="T8">1</text:span>.<text:span text:style-name="T2">3</text:span> <text:s text:c="2"/><text:span text:style-name="T8">ประโยชน์ที่คาดว่าจะได้รับ</text:span></text:p>
      <text:p text:style-name="P20"><text:span text:style-name="T13"><text:s text:c="9"/>1.3.1 <text:s/>ลดระยะเวลาค้นหาขัอมูลสินค้าลดราคาตามเว็บไซด์ต่างๆ</text:span></text:p>
      <text:p text:style-name="P24"><text:s text:c="9"/>1.3.2 <text:s/>สามารถเปรียบเทียบราคาสินค้าจากเว็บไซด์ตามที่ระบบกำหนดไว้</text:p>
      <text:p text:style-name="P24"><text:s text:c="9"/>1.3.3 <text:s/>เพื่อเป็นข้อมูลในการตัดสินใจในการเลือกซื้อสินค้าลดราคา</text:p>
      <text:p text:style-name="P6"/>
      <text:p text:style-name="P10"><text:span text:style-name="T8">1</text:span>.<text:span text:style-name="T3">4</text:span> <text:s text:c="2"/><text:span text:style-name="T8">ระเบียบวิธีการดำเนินงาน</text:span></text:p>
      <text:p text:style-name="P4"><text:span text:style-name="T14"><text:s text:c="9"/>1.4.1 <text:s/>ศึกษาการเข้าถึงข้อมูลเว็บไซด์ (web scrapping) และเทคโนโลยีที่เกี่ยวข้อง</text:span></text:p>
      <text:p text:style-name="P25"><text:s text:c="9"/>1.4.2 <text:s/>นำเสนอหัวข้อโครงงานกับอาจารย์ที่ปรึกษา</text:p>
      <text:p text:style-name="P25"><text:s text:c="9"/>1.4.3 <text:s/>ออกแบบระบบ</text:p>
      <text:p text:style-name="P25"><text:s text:c="9"/>1.4.4 <text:s/>พัฒนาระบบ</text:p>
      <text:p text:style-name="P25"><text:s text:c="9"/>1.4.5 <text:s/>ทดสอบระบบ</text:p>
      <text:p text:style-name="P25"><text:s text:c="9"/>1.4.6 <text:s/>แก<text:span text:style-name="T15">้ไ</text:span>ขข้อผิดพลาดของระบบ</text:p>
      <text:p text:style-name="P25"><text:s text:c="9"/>1.4.7 <text:s/>จัดทำเอกสารคู่มือการใช้งานของระบบ</text:p>
      <text:p text:style-name="P3"><text:span text:style-name="T17"/></text:p>
      <text:p text:style-name="P3"><text:soft-page-break/><text:span text:style-name="T17">1</text:span><text:span text:style-name="T16">.</text:span><text:span text:style-name="T18">5</text:span><text:span text:style-name="T16"> <text:s text:c="2"/></text:span><text:span text:style-name="T17">ขอบเขตของการดำเนินงาน</text:span></text:p>
      <text:p text:style-name="P4"><text:s text:c="9"/><text:span text:style-name="T19">ผู้ดูแลระบบ</text:span></text:p>
      <text:p text:style-name="P26">สามารถเข้าสู่ระบบและออกจากระบบได้</text:p>
      <text:p text:style-name="P26">สามารถเพิ่ม แก้ไข ลบ ชื่อเว็บไซด์ได้</text:p>
      <text:p text:style-name="P26">สามารถเพิ่ม แก้ไข ลบ การตั้งเวลาทำงานของ web scrapping ได้</text:p>
      <text:p text:style-name="P28">สามารถเพิ่ม แก้ไข ลบ ผู้ดูแลระบบ และผู้ช่วยผู้ดูแลระบบได้</text:p>
      <text:p text:style-name="P28">สามารถเพิ่ม แก้ไข ลบ การจัดการสลับฐานข้อมูลได้</text:p>
      <text:p text:style-name="P28">สามารถเรียกดู Log จากผู้ใช้งานระบบได้</text:p>
      <text:p text:style-name="P29">สามารถค้นหาสินค้าลดราคา และเลือกซื้อสินค้าลดราคาตามหมวดหมู่ได้</text:p>
      <text:p text:style-name="P32"><text:s text:c="9"/>ผู้ช่วยผู้ดูแลระบบ</text:p>
      <text:p text:style-name="P27">สามารถเข้าสู่ระบบและออกจากระบบได้</text:p>
      <text:p text:style-name="P32">สามารถแก้ไขการทำงานของเว็บ</text:p>
      <text:p text:style-name="P32">สามารถแก้ไข การตั้งเวลาทำงานของ web scrapping ได้</text:p>
      <text:p text:style-name="P32">สามารถแก้ไขข้อมูลส่วนตัวได้</text:p>
      <text:p text:style-name="P30">สามารถค้นหาสินค้าลดราคา และเลือกซื้อสินค้าลดราคาตามหมวดหมู่ได้</text:p>
      <text:p text:style-name="P32"><text:s text:c="9"/>ผู้ใช้งาน</text:p>
      <text:p text:style-name="P31">สามารถค้นหาสินค้าลดราคา และเลือกซื้อสินค้าลดราคาตามหมวดหมู่ได้</text:p>
      <text:p text:style-name="P4"/>
      <text:p text:style-name="P11"><text:span text:style-name="T9">1</text:span>.<text:span text:style-name="T4">6</text:span> <text:s text:c="2"/><text:span text:style-name="T9">ทรัพยากร หรือ เครื่องมือในการวิจัย หรือ ในการพัฒนา</text:span></text:p>
      <text:p text:style-name="P23"><text:s text:c="9"/><text:span text:style-name="T20">คอมพิวเตอร์ส่วนบุคคล</text:span></text:p>
      <text:p text:style-name="P33">ระบบปฏิบัติการ Ubuntu 18.04 LTS</text:p>
      <text:p text:style-name="P33">โปรแกรม docker</text:p>
      <text:p text:style-name="P33">โปรแกรม Eclipse</text:p>
      <text:p text:style-name="P33">โปรแกรม Virtual Studio Code</text:p>
      <text:p text:style-name="P33">โปรแกรม Postman</text:p>
      <text:p text:style-name="P33">โปรแกรม MySQL Workbench</text:p>
      <text:p text:style-name="P33">Elasticsearch </text:p>
      <text:p text:style-name="P33">Redis</text:p>
      <text:p text:style-name="P33">Mariadb</text:p>
      <text:p text:style-name="P3"/>
      <text:p text:style-name="P3"/>
      <text:p text:style-name="P3"/>
      <text:p text:style-name="P3"/>
      <text:p text:style-name="P12"><text:soft-page-break/><text:span text:style-name="T9">1</text:span>.<text:span text:style-name="T5">7</text:span> <text:s text:c="2"/><text:span text:style-name="T9">แผนการดำเนินงาน</text:span></text:p>
      <text:p text:style-name="P5"/>
      <text:p text:style-name="P5"><text:s text:c="9"/></text:p>
      <text:p text:style-name="P12"/>
      <text:p text:style-name="P13"><text:span text:style-name="T10">1</text:span>.<text:span text:style-name="T6">8</text:span> <text:s text:c="2"/><text:span text:style-name="T10">งบประมาณที่ใช้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6">รายการ</text:p>
          </table:table-cell>
          <table:table-cell table:style-name="Table1.B1" office:value-type="string">
            <text:p text:style-name="P36">จำนวนเงิน</text:p>
          </table:table-cell>
        </table:table-row>
        <table:table-row>
          <table:table-cell table:style-name="Table1.A2" office:value-type="string">
            <text:p text:style-name="P35">Cloud DigitalOcean Ram 4 gb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5">Ubuntu Server</text:p>
          </table:table-cell>
          <table:table-cell table:style-name="Table1.B2" office:value-type="string">
            <text:p text:style-name="P35">free</text:p>
          </table:table-cell>
        </table:table-row>
        <table:table-row>
          <table:table-cell table:style-name="Table1.A2" office:value-type="string">
            <text:p text:style-name="P35">ค่าพื้นที่ PlayStore</text:p>
          </table:table-cell>
          <table:table-cell table:style-name="Table1.B2" office:value-type="string">
            <text:p text:style-name="P34"/>
          </table:table-cell>
        </table:table-row>
      </table:table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 text:page-adjust="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8-05T16:20:44.342178812</dc:date>
    <meta:editing-duration>PT3H8M40S</meta:editing-duration>
    <meta:editing-cycles>67</meta:editing-cycles>
    <meta:generator>LibreOffice/6.0.7.3$Linux_X86_64 LibreOffice_project/00m0$Build-3</meta:generator>
    <meta:document-statistic meta:table-count="1" meta:image-count="0" meta:object-count="0" meta:page-count="4" meta:paragraph-count="58" meta:word-count="534" meta:character-count="2109" meta:non-whitespace-character-count="1834"/>
  </office:meta>
</office:document-meta>
</file>